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333333"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9cm"/>
    </style:style>
    <style:style style:name="gr3" style:family="graphic" style:parent-style-name="standard">
      <style:graphic-properties draw:stroke="solid" svg:stroke-color="#004586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333333" draw:fill="solid" draw:fill-color="#eeeeee" draw:textarea-horizontal-align="left" draw:textarea-vertical-align="top" draw:auto-grow-height="false"/>
    </style:style>
    <style:style style:name="gr5" style:family="graphic" style:parent-style-name="standard">
      <style:graphic-properties draw:stroke="solid" svg:stroke-color="#333333" draw:fill="solid" draw:fill-color="#cccccc" draw:textarea-horizontal-align="left" draw:textarea-vertical-align="top" draw:auto-grow-height="false"/>
    </style:style>
    <style:style style:name="gr6" style:family="graphic" style:parent-style-name="standard">
      <style:graphic-properties draw:stroke="solid" svg:stroke-color="#004586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color="#004586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color="#3465a4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3465a4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color="#3465a4" fo:font-size="12pt"/>
    </style:style>
    <style:style style:name="P5" style:family="paragraph">
      <style:paragraph-properties fo:text-align="center"/>
      <style:text-properties fo:color="#dd4814" fo:font-size="12pt"/>
    </style:style>
    <style:style style:name="P6" style:family="paragraph">
      <style:paragraph-properties fo:text-align="center"/>
      <style:text-properties fo:color="#3465a4"/>
    </style:style>
    <style:style style:name="T1" style:family="text">
      <style:text-properties fo:color="#3465a4"/>
    </style:style>
    <style:style style:name="T2" style:family="text">
      <style:text-properties fo:font-size="12pt"/>
    </style:style>
    <style:style style:name="T3" style:family="text">
      <style:text-properties fo:color="#3465a4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7cm" svg:height="1.7cm" svg:x="2cm" svg:y="24.9cm">
          <text:p text:style-name="P1">PL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cm" svg:height="1.7cm" svg:x="9.8cm" svg:y="24.9cm">
          <text:p text:style-name="P1">PLC</text:p>
          <draw:enhanced-geometry svg:viewBox="0 0 21600 21600" draw:type="rectangle" draw:enhanced-path="M 0 0 L 21600 0 21600 21600 0 21600 0 0 Z N"/>
        </draw:custom-shape>
        <draw:frame draw:style-name="gr2" draw:layer="layout" svg:width="1.3cm" svg:height="1.15cm" svg:x="17.6cm" svg:y="25.75cm">
          <draw:text-box>
            <text:p>...</text:p>
          </draw:text-box>
        </draw:frame>
        <draw:custom-shape draw:style-name="gr3" draw:text-style-name="P1" draw:layer="layout" svg:width="18.5cm" svg:height="4.3cm" svg:x="1.2cm" svg:y="24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3cm" svg:height="1.15cm" svg:x="1.3cm" svg:y="27.1cm">
          <draw:text-box>
            <text:p><text:span text:style-name="T1">Vezérlés</text:span></text:p>
          </draw:text-box>
        </draw:frame>
        <draw:custom-shape draw:style-name="gr3" draw:text-style-name="P1" draw:layer="layout" svg:width="18.5cm" svg:height="5.6cm" svg:x="1.2cm" svg:y="17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1cm" svg:height="1.15cm" svg:x="1.3cm" svg:y="17.7cm">
          <draw:text-box>
            <text:p><text:span text:style-name="T1">Modbus Driver</text:span></text:p>
          </draw:text-box>
        </draw:frame>
        <draw:custom-shape draw:style-name="gr4" draw:text-style-name="P3" draw:layer="layout" svg:width="7.1cm" svg:height="3.2cm" svg:x="1.9cm" svg:y="19.4cm">
          <text:p text:style-name="P1"><text:span text:style-name="T2">Modbus Devic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1cm" svg:height="3.2cm" svg:x="9.8cm" svg:y="19.4cm">
          <text:p text:style-name="P1"><text:span text:style-name="T2">Modbus Device</text:span></text:p>
          <draw:enhanced-geometry svg:viewBox="0 0 21600 21600" draw:type="rectangle" draw:enhanced-path="M 0 0 L 21600 0 21600 21600 0 21600 0 0 Z N"/>
        </draw:custom-shape>
        <draw:frame draw:style-name="gr2" draw:layer="layout" svg:width="1.3cm" svg:height="1.15cm" svg:x="17.6cm" svg:y="21.45cm">
          <draw:text-box>
            <text:p>...</text:p>
          </draw:text-box>
        </draw:frame>
        <draw:custom-shape draw:style-name="gr5" draw:text-style-name="P3" draw:layer="layout" svg:width="2.1cm" svg:height="1.4cm" svg:x="2.2cm" svg:y="20.9cm">
          <text:p text:style-name="P1"><text:span text:style-name="T2">Modbus Block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cm" svg:height="1.4cm" svg:x="4.7cm" svg:y="20.9cm">
          <text:p text:style-name="P1"><text:span text:style-name="T2">Modbus Block</text:span></text:p>
          <draw:enhanced-geometry svg:viewBox="0 0 21600 21600" draw:type="rectangle" draw:enhanced-path="M 0 0 L 21600 0 21600 21600 0 21600 0 0 Z N"/>
        </draw:custom-shape>
        <draw:frame draw:style-name="gr2" draw:layer="layout" svg:width="1.3cm" svg:height="1.15cm" svg:x="7.2cm" svg:y="21.25cm">
          <draw:text-box>
            <text:p>...</text:p>
          </draw:text-box>
        </draw:frame>
        <draw:custom-shape draw:style-name="gr5" draw:text-style-name="P3" draw:layer="layout" svg:width="2.1cm" svg:height="1.4cm" svg:x="10.1cm" svg:y="20.9cm">
          <text:p text:style-name="P1"><text:span text:style-name="T2">Modbus Block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cm" svg:height="1.4cm" svg:x="12.6cm" svg:y="20.9cm">
          <text:p text:style-name="P1"><text:span text:style-name="T2">Modbus Block</text:span></text:p>
          <draw:enhanced-geometry svg:viewBox="0 0 21600 21600" draw:type="rectangle" draw:enhanced-path="M 0 0 L 21600 0 21600 21600 0 21600 0 0 Z N"/>
        </draw:custom-shape>
        <draw:frame draw:style-name="gr2" draw:layer="layout" svg:width="1.3cm" svg:height="1.15cm" svg:x="15.1cm" svg:y="21.25cm">
          <draw:text-box>
            <text:p>...</text:p>
          </draw:text-box>
        </draw:frame>
        <draw:custom-shape draw:style-name="gr6" draw:text-style-name="P4" draw:layer="layout" svg:width="6.4cm" svg:height="3.3cm" svg:x="2.2cm" svg:y="14.1cm">
          <text:p text:style-name="P1"><text:span text:style-name="T3">Driver Data Interfa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draw:layer="layout" svg:width="6.4cm" svg:height="3.3cm" svg:x="12.2cm" svg:y="14.1cm">
          <text:p text:style-name="P1"><text:span text:style-name="T3">Driver Monitor</text:span></text:p>
          <text:p text:style-name="P1"><text:span text:style-name="T3"><text:s/></text:span><text:span text:style-name="T3">Interfa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1.2cm" svg:height="2.5cm" svg:x="2.647cm" svg:y="22.3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1.2cm" svg:height="2.5cm" svg:x="5.621cm" svg:y="22.3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1.2cm" svg:height="2.5cm" svg:x="10.522cm" svg:y="22.35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1.2cm" svg:height="2.5cm" svg:x="13.523cm" svg:y="22.3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8.7cm" svg:height="4.7cm" svg:x="1.1cm" svg:y="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.7cm" svg:height="2.5cm" svg:x="11cm" svg:y="11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3cm" svg:height="1.15cm" svg:x="11.1cm" svg:y="11.55cm">
          <draw:text-box>
            <text:p><text:span text:style-name="T1">Monitor Synchronizer</text:span></text:p>
          </draw:text-box>
        </draw:frame>
        <draw:custom-shape draw:style-name="gr4" draw:text-style-name="P3" draw:layer="layout" svg:width="7.7cm" svg:height="1.7cm" svg:x="1.6cm" svg:y="11.8cm">
          <text:p text:style-name="P1"><text:span text:style-name="T2">Tag Ma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cm" svg:height="0.7cm" svg:x="1.9cm" svg:y="12.6cm">
          <text:p text:style-name="P1"><text:span text:style-name="T2">Tag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cm" svg:height="0.7cm" svg:x="3.4cm" svg:y="12.6cm">
          <text:p text:style-name="P1"><text:span text:style-name="T2">Tag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cm" svg:height="0.7cm" svg:x="4.9cm" svg:y="12.6cm">
          <text:p text:style-name="P1"><text:span text:style-name="T2">Tag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cm" svg:height="0.7cm" svg:x="6.4cm" svg:y="12.6cm">
          <text:p text:style-name="P1"><text:span text:style-name="T2">Tag</text:span></text:p>
          <draw:enhanced-geometry svg:viewBox="0 0 21600 21600" draw:type="rectangle" draw:enhanced-path="M 0 0 L 21600 0 21600 21600 0 21600 0 0 Z N"/>
        </draw:custom-shape>
        <draw:frame draw:style-name="gr2" draw:layer="layout" svg:width="1.3cm" svg:height="1.15cm" svg:x="7.9cm" svg:y="12.3cm">
          <draw:text-box>
            <text:p>...</text:p>
          </draw:text-box>
        </draw:frame>
        <draw:custom-shape draw:style-name="gr4" draw:text-style-name="P3" draw:layer="layout" svg:width="7.7cm" svg:height="0.8cm" svg:x="1.6cm" svg:y="10.6cm">
          <text:p text:style-name="P1"><text:span text:style-name="T2">SQL Driv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7cm" svg:height="0.8cm" svg:x="11.5cm" svg:y="12.8cm">
          <text:p text:style-name="P1"><text:span text:style-name="T2">SQL Driver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3cm" svg:height="1.15cm" svg:x="1.2cm" svg:y="9.35cm">
          <draw:text-box>
            <text:p><text:span text:style-name="T1">Tag Synchronizer</text:span></text:p>
          </draw:text-box>
        </draw:frame>
        <draw:custom-shape draw:style-name="gr6" draw:text-style-name="P6" draw:layer="layout" svg:width="4.3cm" svg:height="5.4cm" svg:x="8.5cm" svg:y="1cm">
          <text:p text:style-name="P1"><text:span text:style-name="T1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1" draw:layer="layout" svg:width="2.479cm" svg:height="1.5cm" draw:transform="rotate (0.922057443828604) translate (6.707cm 8.27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7cm" svg:height="5.249cm" draw:transform="rotate (0.629889327044754) translate (11.4cm 7.1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left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9T09:17:28.715201076</meta:creation-date>
    <dc:date>2015-03-09T15:26:17.652936974</dc:date>
    <meta:editing-duration>PT32M31S</meta:editing-duration>
    <meta:editing-cycles>4</meta:editing-cycles>
    <meta:generator>LibreOffice/4.2.7.2$Linux_X86_64 LibreOffice_project/420m0$Build-2</meta:generator>
    <meta:document-statistic meta:object-count="37"/>
  </office:meta>
</office:document-meta>
</file>